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" svg:font-family="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use-window-font-color="true" style:font-name="DejaVu Sans Mono" officeooo:paragraph-rsid="002b9140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fo:color="#000080" officeooo:paragraph-rsid="001ebff9"/>
    </style:style>
    <style:style style:name="P4" style:family="paragraph" style:parent-style-name="Preformatted_20_Text">
      <style:text-properties officeooo:paragraph-rsid="002e20dc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 Mono" fo:font-size="10pt" fo:letter-spacing="normal" fo:font-style="normal" fo:font-weight="normal" officeooo:rsid="0011d518" officeooo:paragraph-rsid="0011d518"/>
    </style:style>
    <style:style style:name="P6" style:family="paragraph" style:parent-style-name="Preformatted_20_Text">
      <style:text-properties fo:font-variant="normal" fo:text-transform="none" fo:color="#000000" style:font-name="DejaVu Sans Mono" fo:font-size="10pt" fo:letter-spacing="normal" fo:font-style="normal" fo:font-weight="normal" officeooo:rsid="00123a13" officeooo:paragraph-rsid="00123a13" style:font-size-asian="10pt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" fo:font-size="10pt" fo:letter-spacing="normal" fo:font-style="normal" fo:font-weight="normal" officeooo:rsid="0011d518" officeooo:paragraph-rsid="0011d518"/>
    </style:style>
    <style:style style:name="P8" style:family="paragraph" style:parent-style-name="Preformatted_20_Text">
      <style:text-properties fo:font-variant="normal" fo:text-transform="none" fo:color="#000000" style:font-name="courier" fo:font-size="11.25pt" fo:letter-spacing="normal" fo:font-style="normal" fo:font-weight="normal" officeooo:rsid="00123a13" officeooo:paragraph-rsid="00123a13"/>
    </style:style>
    <style:style style:name="P9" style:family="paragraph" style:parent-style-name="Preformatted_20_Text">
      <style:text-properties fo:font-variant="normal" fo:text-transform="none" style:use-window-font-color="true" style:font-name="Times New Roman" fo:font-size="12pt" fo:letter-spacing="normal" fo:font-style="normal" fo:font-weight="normal" officeooo:rsid="00123a13" officeooo:paragraph-rsid="00123a13" style:font-size-asian="12pt" style:font-size-complex="12pt"/>
    </style:style>
    <style:style style:name="P10" style:family="paragraph" style:parent-style-name="Preformatted_20_Text">
      <style:text-properties fo:font-variant="normal" fo:text-transform="none" style:use-window-font-color="true" style:font-name="Times New Roman" fo:font-size="12pt" fo:letter-spacing="normal" fo:font-style="normal" fo:font-weight="normal" officeooo:rsid="001b1d6c" officeooo:paragraph-rsid="00123a13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officeooo:rsid="00199522" officeooo:paragraph-rsid="002b9140" style:font-size-asian="10.5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officeooo:rsid="002c7612" officeooo:paragraph-rsid="002c7612" style:font-size-asian="10.5pt" style:font-size-complex="12pt"/>
    </style:style>
    <style:style style:name="P13" style:family="paragraph" style:parent-style-name="Preformatted_20_Text">
      <style:text-properties fo:font-variant="normal" fo:text-transform="none" style:use-window-font-color="true" style:font-name="DejaVu Sans Mono" fo:font-size="10pt" fo:letter-spacing="normal" fo:font-style="normal" fo:font-weight="normal" officeooo:rsid="00123a13" officeooo:paragraph-rsid="00123a13" style:font-size-asian="10pt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DejaVu Sans Mono" fo:letter-spacing="normal" fo:font-style="normal" officeooo:rsid="00199522" officeooo:paragraph-rsid="002b9140"/>
    </style:style>
    <style:style style:name="P15" style:family="paragraph" style:parent-style-name="Preformatted_20_Text">
      <style:text-properties fo:font-variant="normal" fo:text-transform="none" style:use-window-font-color="true" style:font-name="courier" fo:font-size="11.25pt" fo:letter-spacing="normal" fo:font-style="normal" fo:font-weight="normal" officeooo:rsid="00123a13" officeooo:paragraph-rsid="00123a13" style:font-size-asian="11.1999998092651pt" style:font-size-complex="11.1999998092651pt"/>
    </style:style>
    <style:style style:name="P16" style:family="paragraph" style:parent-style-name="Preformatted_20_Text">
      <style:paragraph-properties fo:text-align="center" style:justify-single-word="false"/>
      <style:text-properties officeooo:rsid="00199522" officeooo:paragraph-rsid="00199522"/>
    </style:style>
    <style:style style:name="P17" style:family="paragraph" style:parent-style-name="Preformatted_20_Text">
      <style:paragraph-properties fo:margin-top="0cm" fo:margin-bottom="0.499cm" fo:orphans="2" fo:widows="2" fo:background-color="transparent" fo:padding="0cm" fo:border="none">
        <style:background-image/>
      </style:paragraph-properties>
      <style:text-properties fo:font-variant="normal" fo:text-transform="none" fo:color="#000000" style:font-name="DejaVu Sans Mono" fo:font-size="10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margin-top="0cm" fo:margin-bottom="0.499cm" fo:orphans="2" fo:widows="2" fo:background-color="transparent" fo:padding="0cm" fo:border="none">
        <style:background-image/>
      </style:paragraph-properties>
      <style:text-properties fo:font-variant="normal" fo:text-transform="none" fo:color="#000000" style:font-name="DejaVu Sans Mono" fo:font-size="10pt" fo:letter-spacing="normal" fo:font-style="normal" fo:font-weight="normal" officeooo:rsid="0015b64c" style:font-size-asian="10pt" style:font-size-complex="10pt"/>
    </style:style>
    <style:style style:name="P19" style:family="paragraph" style:parent-style-name="Preformatted_20_Text">
      <style:paragraph-properties fo:margin-left="0cm" fo:margin-right="0cm" fo:text-indent="0cm" style:auto-text-indent="false"/>
    </style:style>
    <style:style style:name="P20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b1d6c"/>
    </style:style>
    <style:style style:name="P2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rsid="001b1d6c" officeooo:paragraph-rsid="001b1d6c"/>
    </style:style>
    <style:style style:name="P22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</style:style>
    <style:style style:name="P23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fo:color="#000080"/>
    </style:style>
    <style:style style:name="P24" style:family="paragraph" style:parent-style-name="Preformatted_20_Text">
      <style:paragraph-properties fo:margin-left="0cm" fo:margin-right="0cm" fo:margin-top="0cm" fo:margin-bottom="0cm" fo:text-align="justify" style:justify-single-word="false" fo:text-indent="0cm" style:auto-text-indent="false" fo:padding="0cm" fo:border="none"/>
      <style:text-properties fo:color="#000080" officeooo:paragraph-rsid="001b1d6c"/>
    </style:style>
    <style:style style:name="P25" style:family="paragraph" style:parent-style-name="Preformatted_20_Text">
      <style:paragraph-properties fo:margin-left="0cm" fo:margin-right="0cm" fo:margin-top="0cm" fo:margin-bottom="0cm" fo:text-align="justify" style:justify-single-word="false" fo:text-indent="0cm" style:auto-text-indent="false" fo:padding="0cm" fo:border="none"/>
      <style:text-properties officeooo:paragraph-rsid="001b1d6c"/>
    </style:style>
    <style:style style:name="P26" style:family="paragraph" style:parent-style-name="Preformatted_20_Text">
      <style:paragraph-properties fo:margin-left="0cm" fo:margin-right="0cm" fo:margin-top="0cm" fo:margin-bottom="0cm" fo:text-align="justify" style:justify-single-word="false" fo:text-indent="0cm" style:auto-text-indent="false" fo:padding="0cm" fo:border="none"/>
      <style:text-properties officeooo:paragraph-rsid="00294994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paragraph-rsid="0011d51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1d518" officeooo:paragraph-rsid="0011d51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5d97a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7ca97" officeooo:paragraph-rsid="0017ca9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1d518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justify" style:justify-single-word="false"/>
      <style:text-properties fo:color="#000080" fo:font-style="normal" officeooo:rsid="02a59b1f" officeooo:paragraph-rsid="001b1d6c" style:font-style-asian="normal" style:font-style-complex="normal"/>
    </style:style>
    <style:style style:name="P34" style:family="paragraph" style:parent-style-name="Standard">
      <style:text-properties officeooo:paragraph-rsid="0026d2aa"/>
    </style:style>
    <style:style style:name="P35" style:family="paragraph" style:parent-style-name="Standard">
      <style:text-properties officeooo:paragraph-rsid="00294994"/>
    </style:style>
    <style:style style:name="P36" style:family="paragraph" style:parent-style-name="Standard">
      <style:paragraph-properties fo:text-align="start" style:justify-single-word="false"/>
      <style:text-properties style:use-window-font-color="true" officeooo:paragraph-rsid="00320332"/>
    </style:style>
    <style:style style:name="P37" style:family="paragraph" style:parent-style-name="Standard">
      <style:paragraph-properties fo:text-align="start" style:justify-single-word="false"/>
      <style:text-properties style:use-window-font-color="true" officeooo:rsid="003369af" officeooo:paragraph-rsid="00320332"/>
    </style:style>
    <style:style style:name="P38" style:family="paragraph" style:parent-style-name="Standard">
      <style:paragraph-properties fo:text-align="start" style:justify-single-word="false"/>
      <style:text-properties style:use-window-font-color="true" officeooo:rsid="00347e44" officeooo:paragraph-rsid="00347e44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11d518" officeooo:paragraph-rsid="0011d518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1d518" officeooo:paragraph-rsid="0011d51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fo:font-weight="bold" officeooo:rsid="0011d518" officeooo:paragraph-rsid="0011d518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bold" officeooo:rsid="0015d97a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rsid="0011d518"/>
    </style:style>
    <style:style style:name="P44" style:family="paragraph" style:parent-style-name="Standard">
      <style:text-properties officeooo:rsid="00199522" officeooo:paragraph-rsid="00199522"/>
    </style:style>
    <style:style style:name="P45" style:family="paragraph" style:parent-style-name="Standard">
      <style:text-properties officeooo:rsid="001a326c" officeooo:paragraph-rsid="001a326c"/>
    </style:style>
    <style:style style:name="P46" style:family="paragraph" style:parent-style-name="Standard">
      <style:text-properties officeooo:rsid="001b1d6c" officeooo:paragraph-rsid="001b1d6c"/>
    </style:style>
    <style:style style:name="P47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normal" officeooo:rsid="001ebff9" officeooo:paragraph-rsid="001ebff9" style:font-size-asian="12pt" style:font-size-complex="12pt"/>
    </style:style>
    <style:style style:name="P48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normal" officeooo:rsid="0022d810" officeooo:paragraph-rsid="0022d810" style:font-size-asian="12pt" style:font-size-complex="12pt"/>
    </style:style>
    <style:style style:name="P49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normal" officeooo:rsid="002ff59b" officeooo:paragraph-rsid="002e20d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rsid="0024d470" officeooo:paragraph-rsid="0024d470" style:font-size-asian="10.5pt" style:font-size-complex="12pt"/>
    </style:style>
    <style:style style:name="P51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fo:font-weight="bold" officeooo:rsid="0026d2aa" officeooo:paragraph-rsid="0026d2aa" style:font-size-asian="13pt" style:font-weight-asian="bold" style:font-size-complex="13pt" style:font-weight-complex="bold"/>
    </style:style>
    <style:style style:name="P52" style:family="paragraph" style:parent-style-name="Standard">
      <style:text-properties fo:font-variant="normal" fo:text-transform="none" style:use-window-font-color="true" style:font-name="Times New Roman" fo:letter-spacing="normal" fo:font-style="normal" officeooo:rsid="0029ccf0" officeooo:paragraph-rsid="0029ccf0"/>
    </style:style>
    <style:style style:name="P53" style:family="paragraph" style:parent-style-name="Standard">
      <style:text-properties fo:font-variant="normal" fo:text-transform="none" style:use-window-font-color="true" style:font-name="Times New Roman" fo:letter-spacing="normal" fo:font-style="normal" officeooo:rsid="002b9140" officeooo:paragraph-rsid="002b9140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DejaVu Sans Mono" fo:font-size="10pt" fo:letter-spacing="normal" fo:font-style="normal" fo:font-weight="normal" officeooo:rsid="0022d810" officeooo:paragraph-rsid="0022d810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DejaVu Sans Mono" fo:font-size="10pt" fo:letter-spacing="normal" fo:font-style="normal" fo:font-weight="normal" officeooo:rsid="0024d470" officeooo:paragraph-rsid="0024d470" style:font-size-asian="8.75pt" style:font-size-complex="10pt"/>
    </style:style>
    <style:style style:name="P56" style:family="paragraph" style:parent-style-name="Standard">
      <style:text-properties fo:font-variant="normal" fo:text-transform="none" fo:color="#280099" style:font-name="Times New Roman" fo:letter-spacing="normal" fo:font-style="normal" officeooo:rsid="00294994" officeooo:paragraph-rsid="00294994"/>
    </style:style>
    <style:style style:name="P57" style:family="paragraph" style:parent-style-name="Standard">
      <style:text-properties officeooo:paragraph-rsid="00393447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11d518"/>
    </style:style>
    <style:style style:name="P59" style:family="paragraph" style:parent-style-name="Standard" style:list-style-name="L2">
      <style:text-properties officeooo:paragraph-rsid="00123a13"/>
    </style:style>
    <style:style style:name="P60" style:family="paragraph" style:parent-style-name="Standard" style:list-style-name="L6">
      <style:text-properties officeooo:rsid="001b1d6c" officeooo:paragraph-rsid="001b1d6c"/>
    </style:style>
    <style:style style:name="P61" style:family="paragraph" style:parent-style-name="Standard" style:list-style-name="L7"/>
    <style:style style:name="P62" style:family="paragraph" style:parent-style-name="Standard" style:list-style-name="L7">
      <style:text-properties officeooo:paragraph-rsid="001ebff9"/>
    </style:style>
    <style:style style:name="P63" style:family="paragraph" style:parent-style-name="Preformatted_20_Text" style:list-style-name="L3">
      <style:text-properties fo:font-variant="normal" fo:text-transform="none" style:use-window-font-color="true" style:font-name="Times New Roman" fo:font-size="12pt" fo:letter-spacing="normal" fo:font-style="normal" fo:font-weight="normal" officeooo:rsid="00123a13" officeooo:paragraph-rsid="00123a13" style:font-size-asian="12pt" style:font-size-complex="12pt"/>
    </style:style>
    <style:style style:name="P64" style:family="paragraph" style:parent-style-name="Preformatted_20_Text" style:list-style-name="L4">
      <style:text-properties fo:font-variant="normal" fo:text-transform="none" style:use-window-font-color="true" style:font-name="Times New Roman" fo:font-size="12pt" fo:letter-spacing="normal" fo:font-style="normal" fo:font-weight="normal" officeooo:rsid="00123a13" officeooo:paragraph-rsid="00123a13" style:font-size-asian="12pt" style:font-size-complex="12pt"/>
    </style:style>
    <style:style style:name="P65" style:family="paragraph" style:parent-style-name="Preformatted_20_Text" style:list-style-name="L5">
      <style:text-properties fo:font-variant="normal" fo:text-transform="none" style:use-window-font-color="true" style:font-name="Times New Roman" fo:font-size="12pt" fo:letter-spacing="normal" fo:font-style="normal" fo:font-weight="normal" officeooo:rsid="00123a13" officeooo:paragraph-rsid="00123a13" style:font-size-asian="12pt" style:font-size-complex="12pt"/>
    </style:style>
    <style:style style:name="P66" style:family="paragraph" style:parent-style-name="Preformatted_20_Text" style:list-style-name="L8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officeooo:rsid="002c7612" officeooo:paragraph-rsid="002c7612" style:font-size-asian="10.5pt" style:font-size-complex="12pt"/>
    </style:style>
    <style:style style:name="T1" style:family="text">
      <style:text-properties officeooo:rsid="0011d518"/>
    </style:style>
    <style:style style:name="T2" style:family="text">
      <style:text-properties fo:font-size="12pt" fo:font-weight="normal" officeooo:rsid="0026d2a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787cb" style:font-size-asian="10.5pt" style:font-weight-asian="normal" style:font-size-complex="12pt" style:font-weight-complex="normal"/>
    </style:style>
    <style:style style:name="T4" style:family="text">
      <style:text-properties fo:font-weight="bold" officeooo:rsid="0011d518" style:font-weight-asian="bold" style:font-weight-complex="bold"/>
    </style:style>
    <style:style style:name="T5" style:family="text">
      <style:text-properties officeooo:rsid="00123a13"/>
    </style:style>
    <style:style style:name="T6" style:family="text">
      <style:text-properties fo:font-variant="normal" fo:text-transform="none" fo:color="#000000" fo:letter-spacing="normal" fo:font-style="normal" fo:font-weight="normal" officeooo:rsid="00123a13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123a13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23a13" style:font-size-asian="12pt" style:font-size-complex="12pt"/>
    </style:style>
    <style:style style:name="T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b1d6c" style:font-size-asian="12pt" style:font-size-complex="12pt"/>
    </style:style>
    <style:style style:name="T1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ca788" style:font-size-asian="12pt" style:font-size-complex="12pt"/>
    </style:style>
    <style:style style:name="T1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ccd9f" style:font-size-asian="12pt" style:font-size-complex="12pt"/>
    </style:style>
    <style:style style:name="T1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ebff9" style:font-size-asian="12pt" style:font-size-complex="12pt"/>
    </style:style>
    <style:style style:name="T13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2a996" style:font-size-asian="12pt" style:font-size-complex="12pt"/>
    </style:style>
    <style:style style:name="T14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e20dc" style:font-size-asian="12pt" style:font-size-complex="12pt"/>
    </style:style>
    <style:style style:name="T15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e3ec3" style:font-size-asian="12pt" style:font-size-complex="12pt"/>
    </style:style>
    <style:style style:name="T16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ff59b" style:font-size-asian="12pt" style:font-size-complex="12pt"/>
    </style:style>
    <style:style style:name="T1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103b6" style:font-size-asian="12pt" style:font-size-complex="12pt"/>
    </style:style>
    <style:style style:name="T1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20332" style:font-size-asian="12pt" style:font-size-complex="12pt"/>
    </style:style>
    <style:style style:name="T1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655ad" style:font-size-asian="12pt" style:font-size-complex="12pt"/>
    </style:style>
    <style:style style:name="T2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93447" style:font-size-asian="12pt" style:font-size-complex="12pt"/>
    </style:style>
    <style:style style:name="T2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b2553" style:font-size-asian="12pt" style:font-size-complex="12pt"/>
    </style:style>
    <style:style style:name="T2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94994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officeooo:rsid="001ca788" style:font-size-asian="12pt" style:font-size-complex="12pt"/>
    </style:style>
    <style:style style:name="T24" style:family="text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officeooo:rsid="001ebff9" style:font-size-asian="12pt" style:font-size-complex="12pt"/>
    </style:style>
    <style:style style:name="T25" style:family="text">
      <style:text-properties fo:font-variant="normal" fo:text-transform="none" style:use-window-font-color="true" style:font-name="Times New Roman" fo:font-size="12pt" fo:letter-spacing="normal" fo:font-style="normal" fo:font-weight="bold" officeooo:rsid="001ca788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letter-spacing="normal" fo:font-style="normal" officeooo:rsid="00199522"/>
    </style:style>
    <style:style style:name="T27" style:family="text">
      <style:text-properties fo:font-variant="normal" fo:text-transform="none" fo:letter-spacing="normal" fo:font-style="normal" officeooo:rsid="002b9140"/>
    </style:style>
    <style:style style:name="T28" style:family="text">
      <style:text-properties fo:font-variant="normal" fo:text-transform="none" fo:color="#280099" style:font-name="Times New Roman" fo:font-size="12pt" fo:letter-spacing="normal" fo:font-style="normal" fo:font-weight="normal" officeooo:rsid="001b1d6c" style:font-size-asian="12pt" style:font-size-complex="12pt"/>
    </style:style>
    <style:style style:name="T29" style:family="text">
      <style:text-properties fo:font-variant="normal" fo:text-transform="none" fo:color="#280099" style:font-name="Times New Roman" fo:letter-spacing="normal" fo:font-style="normal" officeooo:rsid="00294994"/>
    </style:style>
    <style:style style:name="T30" style:family="text">
      <style:text-properties fo:font-variant="normal" fo:text-transform="none" fo:color="#198a8a" style:font-name="Times New Roman" fo:font-size="12pt" fo:letter-spacing="normal" fo:font-style="normal" fo:font-weight="normal" officeooo:rsid="001b1d6c" style:font-size-asian="12pt" style:font-size-complex="12pt"/>
    </style:style>
    <style:style style:name="T31" style:family="text">
      <style:text-properties fo:font-variant="normal" fo:text-transform="none" fo:color="#ff3333" style:font-name="Times New Roman" fo:font-size="12pt" fo:letter-spacing="normal" fo:font-style="normal" fo:font-weight="normal" officeooo:rsid="001b1d6c" style:font-size-asian="12pt" style:font-size-complex="12pt"/>
    </style:style>
    <style:style style:name="T32" style:family="text">
      <style:text-properties fo:font-variant="normal" fo:text-transform="none" fo:color="#000080" style:font-name="Times New Roman" fo:font-size="12pt" fo:letter-spacing="normal" fo:font-style="normal" fo:font-weight="normal" officeooo:rsid="001ebff9" style:font-size-asian="12pt" style:font-size-complex="12pt"/>
    </style:style>
    <style:style style:name="T33" style:family="text">
      <style:text-properties fo:font-variant="normal" fo:text-transform="none" fo:color="#000080" style:font-name="Times New Roman" fo:font-size="12pt" fo:letter-spacing="normal" fo:font-style="normal" fo:font-weight="normal" officeooo:rsid="00393447" style:font-size-asian="12pt" style:font-size-complex="12pt"/>
    </style:style>
    <style:style style:name="T34" style:family="text">
      <style:text-properties fo:font-variant="normal" fo:text-transform="none" fo:color="#008080" style:font-name="Times New Roman" fo:font-size="12pt" fo:letter-spacing="normal" fo:font-style="normal" fo:font-weight="normal" officeooo:rsid="001ebff9" style:font-size-asian="12pt" style:font-size-complex="12pt"/>
    </style:style>
    <style:style style:name="T35" style:family="text">
      <style:text-properties fo:font-variant="normal" fo:text-transform="none" fo:color="#008080" style:font-name="Times New Roman" fo:font-size="12pt" fo:letter-spacing="normal" fo:font-style="normal" fo:font-weight="normal" officeooo:rsid="00393447" style:font-size-asian="12pt" style:font-size-complex="12pt"/>
    </style:style>
    <style:style style:name="T36" style:family="text">
      <style:text-properties fo:font-variant="normal" fo:text-transform="none" fo:color="#dd1144" style:font-name="Times New Roman" fo:font-size="12pt" fo:letter-spacing="normal" fo:font-style="normal" fo:font-weight="normal" officeooo:rsid="001ebff9" style:font-size-asian="12pt" style:font-size-complex="12pt"/>
    </style:style>
    <style:style style:name="T37" style:family="text">
      <style:text-properties fo:font-variant="normal" fo:text-transform="none" fo:color="#dd1144" style:font-name="Times New Roman" fo:font-size="12pt" fo:letter-spacing="normal" fo:font-style="normal" fo:font-weight="normal" officeooo:rsid="00393447" style:font-size-asian="12pt" style:font-size-complex="12pt"/>
    </style:style>
    <style:style style:name="T38" style:family="text">
      <style:text-properties officeooo:rsid="0015b64c"/>
    </style:style>
    <style:style style:name="T39" style:family="text">
      <style:text-properties officeooo:rsid="001b1d6c"/>
    </style:style>
    <style:style style:name="T40" style:family="text">
      <style:text-properties fo:color="#000080"/>
    </style:style>
    <style:style style:name="T41" style:family="text">
      <style:text-properties fo:color="#000080" officeooo:rsid="00294994"/>
    </style:style>
    <style:style style:name="T42" style:family="text">
      <style:text-properties fo:color="#008080"/>
    </style:style>
    <style:style style:name="T43" style:family="text">
      <style:text-properties fo:color="#dd1144"/>
    </style:style>
    <style:style style:name="T44" style:family="text">
      <style:text-properties fo:color="#280099" officeooo:rsid="001b1d6c"/>
    </style:style>
    <style:style style:name="T45" style:family="text">
      <style:text-properties fo:color="#ff3333" officeooo:rsid="001b1d6c"/>
    </style:style>
    <style:style style:name="T46" style:family="text">
      <style:text-properties fo:color="#198a8a" officeooo:rsid="001b1d6c"/>
    </style:style>
    <style:style style:name="T47" style:family="text">
      <style:text-properties officeooo:rsid="0026d2aa"/>
    </style:style>
    <style:style style:name="T48" style:family="text">
      <style:text-properties officeooo:rsid="00320332"/>
    </style:style>
    <style:style style:name="T49" style:family="text">
      <style:text-properties officeooo:rsid="003369af"/>
    </style:style>
    <style:style style:name="T50" style:family="text">
      <style:text-properties officeooo:rsid="00347e44"/>
    </style:style>
    <style:style style:name="T51" style:family="text">
      <style:text-properties officeooo:rsid="00372e09"/>
    </style:style>
    <style:style style:name="T52" style:family="text">
      <style:text-properties officeooo:rsid="0037dad9"/>
    </style:style>
    <style:style style:name="T53" style:family="text">
      <style:text-properties officeooo:rsid="0037e95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réation de paquets et de stacks ROS</text:p>
      <text:p text:style-name="P39"/>
      <text:p text:style-name="P27"><text:span text:style-name="T1">Système d'exploitation utilisé : </text:span><text:span text:style-name="T4">Ubuntu 10.04 LTS Lucid Lynx</text:span></text:p>
      <text:p text:style-name="P40"/>
      <text:p text:style-name="P41">1°) Installation de ROS</text:p>
      <text:p text:style-name="P41"/>
      <text:p text:style-name="P28">En ce qui concerne l'installation de Robot Operating System sur votre machine, une documentation complète existe sur le site officiel de ROS :</text:p>
      <text:p text:style-name="P32"><text:a xlink:type="simple" xlink:href="http://www.ros.org/wiki/diamondback/Installation/Ubuntu"><text:span text:style-name="T1">http://www.ros.org/wiki/diamondback/Installation/Ubuntu</text:span></text:a></text:p>
      <text:p text:style-name="P43"/>
      <text:p text:style-name="P31"><text:span text:style-name="T1">Brièvement, pour une installation de ROS en version </text:span><text:span text:style-name="T4">« Desktop-Full »</text:span><text:span text:style-name="T1"> :</text:span></text:p>
      <text:list xml:id="list1748616600" text:style-name="L1">
        <text:list-item>
          <text:p text:style-name="P58"><text:span text:style-name="T1">ajout d</text:span><text:span text:style-name="T5">u</text:span><text:span text:style-name="T1"> </text:span><text:span text:style-name="T5">dépôt</text:span><text:span text:style-name="T1"> de ROS dans vos sources de logiciel :</text:span></text:p>
        </text:list-item>
      </text:list>
      <text:p text:style-name="P5">sudo sh -c 'echo "deb http://packages.ros.org/ros/ubuntu lucid main" &gt; /etc/apt/sources.list.d/ros-latest.list'</text:p>
      <text:p text:style-name="P7"/>
      <text:list xml:id="list1024533141" text:style-name="L2">
        <text:list-item>
          <text:p text:style-name="P59"><text:span text:style-name="T7">ajout de la clé d'authentification de ce dépôt</text:span><text:span text:style-name="T6"> :</text:span></text:p>
        </text:list-item>
      </text:list>
      <text:p text:style-name="P6">wget http://packages.ros.org/ros.key -O - | sudo apt-key add -</text:p>
      <text:p text:style-name="P8"/>
      <text:list xml:id="list159272668" text:style-name="L3">
        <text:list-item>
          <text:p text:style-name="P63">mise à jour du système :</text:p>
        </text:list-item>
      </text:list>
      <text:p text:style-name="P6">sudo apt-get update</text:p>
      <text:p text:style-name="P9"/>
      <text:list xml:id="list1094221585" text:style-name="L4">
        <text:list-item>
          <text:p text:style-name="P64">installation de ROS :</text:p>
        </text:list-item>
      </text:list>
      <text:p text:style-name="P13">sudo apt-get install ros-diamondback-desktop-full</text:p>
      <text:p text:style-name="P15"/>
      <text:list xml:id="list1900843101" text:style-name="L5">
        <text:list-item>
          <text:p text:style-name="P65">n'oubliez pas de lancer le script setup de ROS pour mettre en place les variables d'environnement nécessaires :</text:p>
        </text:list-item>
      </text:list>
      <text:p text:style-name="P13">echo "source /opt/ros/diamondback/setup.bash" &gt;&gt; ~/.bashrc</text:p>
      <text:p text:style-name="P17">. ~/.bashr<text:span text:style-name="T38">c</text:span></text:p>
      <text:p text:style-name="P18"/>
      <text:p text:style-name="P42">2°) Création de paquet ROS</text:p>
      <text:p text:style-name="P42"/>
      <text:p text:style-name="P34"><text:span text:style-name="T2">lien</text:span><text:span text:style-name="T3">s</text:span><text:span text:style-name="T2"> vers la documentation ROS :</text:span></text:p>
      <text:p text:style-name="P34"><text:a xlink:type="simple" xlink:href="http://www.ros.org/wiki/ROS/Tutorials/CreatingPackage"><text:span text:style-name="T47">http://www.ros.org/wiki/ROS/Tutorials/CreatingPackage</text:span></text:a></text:p>
      <text:p text:style-name="P34"><text:a xlink:type="simple" xlink:href="http://www.ros.org/wiki/ROS/Tutorials/BuildingPackages"><text:span text:style-name="T47">http://www.ros.org/wiki/ROS/Tutorials/BuildingPackages</text:span></text:a></text:p>
      <text:p text:style-name="P29"/>
      <text:p text:style-name="P30"><text:tab/>Un paquet ROS peut contenir des nœuds ROS, des librairies ROS, des dépendances vers d'autres paquets ROS mais aussi <text:s/>des dépendances vers des paquets du système d'exploitation, autrement dit vers des paquets debian .</text:p>
      <text:p text:style-name="P30"/>
      <text:p text:style-name="P30">La commande permettant de créer un paquet ROS est la suivante : </text:p>
      <text:p text:style-name="P16">roscreate-pkg [nom_du_paquet_<text:span text:style-name="T53">ros</text:span>]</text:p>
      <text:p text:style-name="P16"/>
      <text:p text:style-name="P44">Mais il est aussi possible de déclarer des dépendances vers d'autres paquets ros :</text:p>
      <text:p text:style-name="P16">roscreate-pkg [nom_du_paquet_<text:span text:style-name="T53">ros</text:span>] [1ere_dependance] [2eme_dependance]</text:p>
      <text:p text:style-name="P16"/>
      <text:p text:style-name="P45">Quatre fichiers sont alors générés automatiquement dans un dossier portant le nom du paquet :</text:p>
      <text:list xml:id="list88955729" text:style-name="L6">
        <text:list-item>
          <text:p text:style-name="P60">CmakeLists.txt</text:p>
        </text:list-item>
        <text:list-item>
          <text:p text:style-name="P60">mainpage.dox</text:p>
        </text:list-item>
        <text:list-item>
          <text:p text:style-name="P60">Makefile</text:p>
        </text:list-item>
        <text:list-item>
          <text:p text:style-name="P60">manifest.xml</text:p>
        </text:list-item>
      </text:list>
      <text:p text:style-name="P46"/>
      <text:p text:style-name="P46"><text:soft-page-break/>A présent, il va falloir éditer le fichier manifest. <text:span text:style-name="T51">Voici un exemple de ce fichier xml :</text:span></text:p>
      <text:p text:style-name="P46"/>
      <text:p text:style-name="P33"><text:tab/><text:tab/>&lt;package&gt;</text:p>
      <text:section text:style-name="Sect1" text:name="LC2">
        <text:p text:style-name="P25">  <text:tab/><text:tab/><text:tab/><text:span text:style-name="T40">&lt;description</text:span> <text:span text:style-name="T42">brief=</text:span><text:span text:style-name="T43">"proteusbase"</text:span><text:span text:style-name="T40">&gt;</text:span></text:p>
      </text:section>
      <text:section text:style-name="Sect1" text:name="LC3">
        <text:p text:style-name="P20"/>
      </text:section>
      <text:section text:style-name="Sect1" text:name="LC4">
        <text:p text:style-name="P25">     <text:tab/><text:tab/><text:tab/>proteusbase</text:p>
      </text:section>
      <text:section text:style-name="Sect1" text:name="LC5">
        <text:p text:style-name="P20"/>
      </text:section>
      <text:section text:style-name="Sect1" text:name="LC6">
        <text:p text:style-name="P25">  <text:tab/><text:tab/><text:tab/><text:span text:style-name="T40">&lt;/description&gt;</text:span></text:p>
      </text:section>
      <text:section text:style-name="Sect1" text:name="LC7">
        <text:p text:style-name="P25">  <text:tab/><text:tab/><text:span text:style-name="T40">&lt;author&gt;</text:span>clement<text:span text:style-name="T40">&lt;/author&gt;</text:span></text:p>
      </text:section>
      <text:section text:style-name="Sect1" text:name="LC8">
        <text:p text:style-name="P25">  <text:tab/><text:tab/><text:span text:style-name="T40">&lt;license&gt;</text:span>BSD<text:span text:style-name="T40">&lt;/license&gt;</text:span></text:p>
      </text:section>
      <text:section text:style-name="Sect1" text:name="LC9">
        <text:p text:style-name="P25">  <text:tab/><text:tab/><text:span text:style-name="T40">&lt;review</text:span> <text:span text:style-name="T42">status=</text:span><text:span text:style-name="T43">"unreviewed"</text:span> <text:span text:style-name="T42">notes=</text:span><text:span text:style-name="T43">""</text:span><text:span text:style-name="T40">/&gt;</text:span></text:p>
      </text:section>
      <text:section text:style-name="Sect1" text:name="LC10">
        <text:p text:style-name="P25">  <text:tab/><text:tab/><text:span text:style-name="T40">&lt;url&gt;</text:span>http://ros.org/wiki/proteusbase<text:span text:style-name="T40">&lt;/url&gt;</text:span></text:p>
      </text:section>
      <text:section text:style-name="Sect1" text:name="LC11">
        <text:p text:style-name="P20"/>
        <text:p text:style-name="P20"><text:tab/><text:tab/><text:span text:style-name="T44">&lt;depend</text:span><text:span text:style-name="T39"> </text:span><text:span text:style-name="T46">package=</text:span><text:span text:style-name="T45">"std_msgs"</text:span><text:span text:style-name="T44">/&gt;</text:span></text:p>
        <text:p text:style-name="P21"/>
      </text:section>
      <text:section text:style-name="Sect1" text:name="LC12">
        <text:p text:style-name="P25">  <text:tab/><text:tab/><text:span text:style-name="T40">&lt;rosdep</text:span> <text:span text:style-name="T42">name=</text:span><text:span text:style-name="T43">"eclipse"</text:span><text:span text:style-name="T40">/&gt;</text:span></text:p>
      </text:section>
      <text:section text:style-name="Sect1" text:name="LC13">
        <text:p text:style-name="P25">  <text:tab/><text:tab/><text:span text:style-name="T40">&lt;rosdep</text:span> <text:span text:style-name="T42">name=</text:span><text:span text:style-name="T43">"tom"</text:span><text:span text:style-name="T40">/&gt;</text:span></text:p>
      </text:section>
      <text:section text:style-name="Sect1" text:name="LC14">
        <text:p text:style-name="P25">  <text:tab/><text:tab/><text:span text:style-name="T40">&lt;rosdep</text:span> <text:span text:style-name="T42">name=</text:span><text:span text:style-name="T43">"build-essential"</text:span><text:span text:style-name="T40">/&gt;</text:span></text:p>
      </text:section>
      <text:section text:style-name="Sect1" text:name="LC15">
        <text:p text:style-name="P26">  <text:tab/><text:tab/><text:span text:style-name="T40">&lt;rosdep</text:span> <text:span text:style-name="T42">name=</text:span><text:span text:style-name="T43">"python-yaml"</text:span><text:span text:style-name="T40">/&gt;</text:span><text:span text:style-name="T41">http://www.ros.org/wiki/Stack%20Manifest</text:span></text:p>
      </text:section>
      <text:section text:style-name="Sect1" text:name="LC16">
        <text:p text:style-name="P25">  <text:tab/><text:tab/><text:span text:style-name="T40">&lt;rosdep</text:span> <text:span text:style-name="T42">name=</text:span><text:span text:style-name="T43">"cmake"</text:span><text:span text:style-name="T40">/&gt;</text:span></text:p>
      </text:section>
      <text:section text:style-name="Sect1" text:name="LC17">
        <text:p text:style-name="P25">  <text:tab/><text:tab/><text:span text:style-name="T40">&lt;rosdep</text:span> <text:span text:style-name="T42">name=</text:span><text:span text:style-name="T43">"subversion"</text:span><text:span text:style-name="T40">/&gt;</text:span></text:p>
      </text:section>
      <text:section text:style-name="Sect1" text:name="LC18">
        <text:p text:style-name="P25">  <text:tab/><text:tab/><text:span text:style-name="T40">&lt;rosdep</text:span> <text:span text:style-name="T42">name=</text:span><text:span text:style-name="T43">"wget"</text:span><text:span text:style-name="T40">/&gt;</text:span></text:p>
      </text:section>
      <text:section text:style-name="Sect1" text:name="LC19">
        <text:p text:style-name="P25">  <text:tab/><text:tab/><text:span text:style-name="T40">&lt;rosdep</text:span> <text:span text:style-name="T42">name=</text:span><text:span text:style-name="T43">"python-setuptools"</text:span><text:span text:style-name="T40">/&gt;</text:span></text:p>
      </text:section>
      <text:section text:style-name="Sect1" text:name="LC20">
        <text:p text:style-name="P25">  <text:tab/><text:tab/><text:span text:style-name="T40">&lt;rosdep</text:span> <text:span text:style-name="T42">name=</text:span><text:span text:style-name="T43">"mercurial"</text:span><text:span text:style-name="T40">/&gt;</text:span></text:p>
      </text:section>
      <text:section text:style-name="Sect1" text:name="LC21">
        <text:p text:style-name="P20"/>
      </text:section>
      <text:p text:style-name="P24"><text:tab/> <text:s text:c="4"/>&lt;/package&gt;</text:p>
      <text:p text:style-name="P10"/>
      <text:p text:style-name="Standard"><text:span text:style-name="T9">Le manifest contient les informations générales à propos du paquet ROS, mais il permet aussi </text:span><text:span text:style-name="T10">de définir </text:span><text:span text:style-name="T25">deux types de dépendances</text:span><text:span text:style-name="T10"> sur le paquet :</text:span></text:p>
      <text:list xml:id="list1229870685" text:style-name="L7">
        <text:list-item>
          <text:p text:style-name="P61"><text:span text:style-name="T23">vers d'autres paquets ros </text:span><text:span text:style-name="T10">: grâce à la balise </text:span><text:span text:style-name="T28">&lt;depend</text:span><text:span text:style-name="T30"> package=</text:span><text:span text:style-name="T31">"std_msgs"</text:span><text:span text:style-name="T28">/&gt;. </text:span><text:span text:style-name="T11">Ces dépendances peuvent générées à la création, mais vous pouvez aussi éditer ce fichier pour les </text:span><text:span text:style-name="T19">ajouter manuellement</text:span><text:span text:style-name="T11">,</text:span></text:p>
        </text:list-item>
        <text:list-item>
          <text:p text:style-name="P62"><text:span text:style-name="T24">vers des paquets debian</text:span><text:span text:style-name="T12"> : à l'aide de la balise </text:span><text:span text:style-name="T32">&lt;rosdep</text:span><text:span text:style-name="T12"> </text:span><text:span text:style-name="T34">name=</text:span><text:span text:style-name="T36">"eclipse"</text:span><text:span text:style-name="T32">/&gt;. </text:span><text:span text:style-name="T12">Ces dépendances ne peuvent </text:span><text:span text:style-name="T13">être</text:span><text:span text:style-name="T12"> générées à la création du paquet. Il vous faudra donc éditer le fichier manifest en ajoutant ce type de balise.</text:span></text:p>
        </text:list-item>
      </text:list>
      <text:p text:style-name="P47"/>
      <text:p text:style-name="P48">Enfin, pour construire le package avec le fichier Makefile généré automatiquement :</text:p>
      <text:p text:style-name="P54">rosmake [nom_du_paquet_<text:span text:style-name="T52">ros</text:span>]</text:p>
      <text:p text:style-name="P54"/>
      <text:p text:style-name="P50">Cette commande va donc lancer la compilation et installer les paquets ROS en dépendances.</text:p>
      <text:p text:style-name="P50">Pour installer les dépendances vers des paquets debian du système d'installation, il existe la commande :</text:p>
      <text:p text:style-name="P55">rosdep install [nom_du_paquet_<text:span text:style-name="T52">ros</text:span>]</text:p>
      <text:p text:style-name="P55"/>
      <text:p text:style-name="P50"/>
      <text:p text:style-name="P51">3°) Création de stack ROS</text:p>
      <text:p text:style-name="P51"/>
      <text:p text:style-name="P35"><text:span text:style-name="T22">lien vers la documentation ROS : </text:span><text:a xlink:type="simple" xlink:href="http://www.ros.org/wiki/Stack%20Manifest"><text:span text:style-name="T29">http://www.ros.org/wiki/Stack%20Manifest</text:span></text:a></text:p>
      <text:p text:style-name="P56"/>
      <text:p text:style-name="P52"><text:tab/>Dans ROS, les paquets sont organisés en stacks ROS. Une stack ROS représente donc une pile (ou une liste) de paquets.</text:p>
      <text:p text:style-name="P52"/>
      <text:p text:style-name="P53">La commande pour créer une stack est similaire à celle d'un paquet ROS :</text:p>
      <text:p text:style-name="P1"><text:span text:style-name="T26">roscreate-</text:span><text:span text:style-name="T27">stack</text:span><text:span text:style-name="T26"> [nom_</text:span><text:span text:style-name="T27">stack</text:span><text:span text:style-name="T26">]</text:span></text:p>
      <text:p text:style-name="P14"/>
      <text:p text:style-name="P11"/>
      <text:p text:style-name="P12"><text:soft-page-break/>Cette ligne créé alors un dossier au nom de la stack et y génere trois fichiers :</text:p>
      <text:list xml:id="list512544155" text:style-name="L8">
        <text:list-item>
          <text:p text:style-name="P66">CmakeLists.txt</text:p>
        </text:list-item>
        <text:list-item>
          <text:p text:style-name="P66">Makefile</text:p>
        </text:list-item>
        <text:list-item>
          <text:p text:style-name="P66">stack.xml</text:p>
        </text:list-item>
      </text:list>
      <text:p text:style-name="P12"/>
      <text:p text:style-name="P12">Le fichier stack.xml est en quelque sorte le manifest de la stack :</text:p>
      <text:p text:style-name="P12"/>
      <text:p text:style-name="P3">&lt;stack&gt;</text:p>
      <text:section text:style-name="Sect1" text:name="Section1">
        <text:p text:style-name="P22"><text:bookmark text:name="LC2"/>  <text:span text:style-name="T40">&lt;description</text:span> <text:span text:style-name="T42">brief=</text:span><text:span text:style-name="T43">"proteus-base"</text:span><text:span text:style-name="T40">&gt;</text:span>proteus-base<text:span text:style-name="T40">&lt;/description&gt;</text:span></text:p>
      </text:section>
      <text:section text:style-name="Sect1" text:name="Section2">
        <text:p text:style-name="P22"><text:bookmark text:name="LC3"/>  <text:span text:style-name="T40">&lt;author&gt;</text:span>Maintained by clement<text:span text:style-name="T40">&lt;/author&gt;</text:span></text:p>
      </text:section>
      <text:section text:style-name="Sect1" text:name="Section3">
        <text:p text:style-name="P22"><text:bookmark text:name="LC4"/>  <text:span text:style-name="T40">&lt;license&gt;</text:span>BSD<text:span text:style-name="T40">&lt;/license&gt;</text:span> <text:s/></text:p>
      </text:section>
      <text:section text:style-name="Sect1" text:name="Section4">
        <text:p text:style-name="P22"><text:bookmark text:name="LC5"/>  <text:span text:style-name="T40">&lt;review</text:span> <text:span text:style-name="T42">status=</text:span><text:span text:style-name="T43">"unreviewed"</text:span> <text:span text:style-name="T42">notes=</text:span><text:span text:style-name="T43">""</text:span><text:span text:style-name="T40">/&gt;</text:span></text:p>
      </text:section>
      <text:section text:style-name="Sect1" text:name="Section5">
        <text:p text:style-name="P22"><text:bookmark text:name="LC6"/>  <text:span text:style-name="T40">&lt;url&gt;</text:span>http://ros.org/wiki/proteus-base<text:span text:style-name="T40">&lt;/url&gt;</text:span></text:p>
      </text:section>
      <text:section text:style-name="Sect1" text:name="Section6">
        <text:p text:style-name="P22"><text:bookmark text:name="LC7"/>  <text:span text:style-name="T40">&lt;depend</text:span> <text:span text:style-name="T42">stack=</text:span><text:span text:style-name="T43">"ros"</text:span> <text:span text:style-name="T40">/&gt;</text:span></text:p>
      </text:section>
      <text:section text:style-name="Sect1" text:name="Section7">
        <text:p text:style-name="P19"><text:bookmark text:name="LC8"/></text:p>
      </text:section>
      <text:section text:style-name="Sect1" text:name="Section8">
        <text:p text:style-name="P23"><text:bookmark text:name="LC9"/>&lt;/stack&gt;</text:p>
      </text:section>
      <text:p text:style-name="P47"/>
      <text:p text:style-name="P57"><text:span text:style-name="T14">Vous pouvez y définir des dépendances vers d'autres stacks comme par exemple ici avec la stack « ros » </text:span><text:span text:style-name="T21">grâce</text:span><text:span text:style-name="T20"> à la ligne : </text:span><text:span text:style-name="T33">&lt;depend</text:span><text:span text:style-name="T20"> </text:span><text:span text:style-name="T35">stack=</text:span><text:span text:style-name="T37">"ros"</text:span><text:span text:style-name="T20"> </text:span><text:span text:style-name="T33">/&gt;.</text:span></text:p>
      <text:p text:style-name="P57"><text:span text:style-name="T15">Vous allez donc mettre vos paquets ROS dans le dossier de la stack que vous venez de créer. </text:span><text:span text:style-name="T16">Mais dans ce cas il va falloir créer un fichier résumant toutes les dépendances debian des paquets contenus dans la stack. Ce fichier se nomme « rosdep.yaml »</text:span><text:span text:style-name="T8">, </text:span><text:span text:style-name="T18">se place dans le dossier de la stack, </text:span><text:span text:style-name="T16">et </text:span><text:span text:style-name="T17">possède</text:span><text:span text:style-name="T16"> cette structure :</text:span></text:p>
      <text:p text:style-name="P49"/>
      <text:p text:style-name="P4">eclipse:</text:p>
      <text:section text:style-name="Sect1" text:name="Section9">
        <text:p text:style-name="P22"><text:bookmark text:name="LC21"/>  ubuntu: eclipse-papyrus</text:p>
      </text:section>
      <text:section text:style-name="Sect1" text:name="Section12">
        <text:p text:style-name="P22"><text:bookmark text:name="LC51"/>tom:</text:p>
      </text:section>
      <text:section text:style-name="Sect1" text:name="Section13">
        <text:p text:style-name="P22"><text:bookmark text:name="LC61"/>  ubuntu: tom</text:p>
      </text:section>
      <text:p text:style-name="P49"/>
      <text:p text:style-name="P36"><text:span text:style-name="T48">Il faut donc remplir ce fichier </text:span><text:span text:style-name="T49">avec le nom de la dépendance, préciser la distribution de votre système d'exploitation et enfin donner le nom complet du paquet debian en question.</text:span></text:p>
      <text:p text:style-name="P37"/>
      <text:p text:style-name="P38">Pour construire une stack ROS et installer les dépendances contenues par tous ses paquets, la ligne de <text:s/>commande à taper est :</text:p>
      <text:p text:style-name="P2"><text:span text:style-name="T50">rosmake </text:span><text:span text:style-name="T50">[nom_stack] --rosdep-install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" svg:font-family="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t </meta:initial-creator>
    <meta:creation-date>2011-06-07T14:11:19</meta:creation-date>
    <dc:date>2011-06-08T10:04:38</dc:date>
    <dc:creator>clement </dc:creator>
    <meta:editing-duration>PT01H22M43S</meta:editing-duration>
    <meta:editing-cycles>41</meta:editing-cycles>
    <meta:generator>OpenOffice.org/3.2$Linux OpenOffice.org_project/320m19$Build-9505</meta:generator>
    <meta:document-statistic meta:table-count="0" meta:image-count="0" meta:object-count="0" meta:page-count="3" meta:paragraph-count="86" meta:word-count="681" meta:character-count="4905"/>
  </office:meta>
</office:document-meta>
</file>